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text-align="start" style:justify-single-word="false"/>
      <style:text-properties officeooo:paragraph-rsid="0014bca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2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text-align="start" style:justify-single-word="false"/>
      <style:text-properties officeooo:paragraph-rsid="00191026"/>
    </style:style>
    <style:style style:name="P8" style:family="paragraph" style:parent-style-name="Standard">
      <style:paragraph-properties fo:text-align="start" style:justify-single-word="false"/>
      <style:text-properties officeooo:paragraph-rsid="001adbe4"/>
    </style:style>
    <style:style style:name="P9" style:family="paragraph" style:parent-style-name="Standard">
      <style:paragraph-properties fo:text-align="start" style:justify-single-word="false"/>
      <style:text-properties officeooo:paragraph-rsid="001dd0c9"/>
    </style:style>
    <style:style style:name="P10" style:family="paragraph" style:parent-style-name="Standard">
      <style:paragraph-properties fo:text-align="start" style:justify-single-word="false"/>
      <style:text-properties officeooo:paragraph-rsid="00207b2b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09a6d"/>
    </style:style>
    <style:style style:name="P13" style:family="paragraph" style:parent-style-name="Standard">
      <style:paragraph-properties fo:text-align="start" style:justify-single-word="false"/>
      <style:text-properties officeooo:paragraph-rsid="0024e354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72d4d"/>
    </style:style>
    <style:style style:name="P1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2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ee216" officeooo:paragraph-rsid="001ee216" style:font-weight-asian="bold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ee216" officeooo:paragraph-rsid="001ee216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Consolas" fo:font-size="9.5pt" style:font-size-asian="9.5pt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onsolas" fo:font-size="9.5pt" style:font-size-asian="9.5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.5pt" style:font-size-asian="9.5pt"/>
    </style:style>
    <style:style style:name="P23" style:family="paragraph" style:parent-style-name="Standard">
      <style:text-properties fo:color="#000000" loext:opacity="100%" style:font-name="Consolas" fo:font-size="9.5pt" style:font-size-asian="9.5pt"/>
    </style:style>
    <style:style style:name="P24" style:family="paragraph" style:parent-style-name="Standard">
      <style:paragraph-properties fo:margin-left="2cm" fo:margin-right="0cm" fo:text-indent="0cm" style:auto-text-indent="false"/>
      <style:text-properties fo:color="#000000" loext:opacity="100%" style:font-name="Consolas" fo:font-size="9.5pt" style:font-size-asian="9.5pt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onsolas" fo:font-size="9.5pt" officeooo:rsid="001bed98" style:font-size-asian="9.5pt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/>
    </style:style>
    <style:style style:name="P27" style:family="paragraph" style:parent-style-name="Standard">
      <style:paragraph-properties fo:margin-left="2cm" fo:margin-right="0cm" fo:text-align="start" style:justify-single-word="false" fo:text-indent="0cm" style:auto-text-indent="false"/>
      <style:text-properties fo:color="#000000" loext:opacity="100%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ff" loext:opacity="100%" style:font-name="Consolas" fo:font-size="9.5pt" style:font-size-asian="9.5pt"/>
    </style:style>
    <style:style style:name="P29" style:family="paragraph" style:parent-style-name="Standard">
      <style:text-properties fo:color="#0000ff" loext:opacity="100%" style:font-name="Consolas" fo:font-size="9.5pt" style:font-size-asian="9.5pt"/>
    </style:style>
    <style:style style:name="P30" style:family="paragraph" style:parent-style-name="Standard">
      <style:text-properties fo:color="#008000" loext:opacity="100%" style:font-name="Consolas" fo:font-size="9.5pt" style:font-size-asian="9.5pt"/>
    </style:style>
    <style:style style:name="P31" style:family="paragraph" style:parent-style-name="Standard">
      <style:paragraph-properties fo:text-align="start" style:justify-single-word="false"/>
      <style:text-properties officeooo:rsid="00191026" officeooo:paragraph-rsid="00191026"/>
    </style:style>
    <style:style style:name="P32" style:family="paragraph" style:parent-style-name="Standard">
      <style:paragraph-properties fo:margin-left="2cm" fo:margin-right="0cm" fo:text-indent="0cm" style:auto-text-indent="false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1d9878" officeooo:paragraph-rsid="001d9878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rsid="001d9878" officeooo:paragraph-rsid="001d9878"/>
    </style:style>
    <style:style style:name="P35" style:family="paragraph" style:parent-style-name="Standard">
      <style:paragraph-properties fo:text-align="start" style:justify-single-word="false"/>
      <style:text-properties officeooo:rsid="001dd0c9" officeooo:paragraph-rsid="001dd0c9"/>
    </style:style>
    <style:style style:name="P36" style:family="paragraph" style:parent-style-name="Standard">
      <style:paragraph-properties fo:text-align="start" style:justify-single-word="false"/>
      <style:text-properties officeooo:rsid="001ee216" officeooo:paragraph-rsid="001ee216"/>
    </style:style>
    <style:style style:name="P37" style:family="paragraph" style:parent-style-name="Standard">
      <style:paragraph-properties fo:text-align="start" style:justify-single-word="false"/>
      <style:text-properties fo:color="#808080" loext:opacity="100%" style:font-name="Consolas" fo:font-size="9.5pt" style:font-size-asian="9.5pt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onsolas" fo:font-size="9.5pt" style:font-size-asian="9.5pt"/>
    </style:style>
    <style:style style:name="P39" style:family="paragraph" style:parent-style-name="Standard">
      <style:paragraph-properties fo:text-align="start" style:justify-single-word="false"/>
      <style:text-properties officeooo:rsid="0024e354" officeooo:paragraph-rsid="0024e354"/>
    </style:style>
    <style:style style:name="P40" style:family="paragraph" style:parent-style-name="Standard">
      <style:paragraph-properties fo:text-align="start" style:justify-single-word="false"/>
      <style:text-properties officeooo:rsid="00272d4d" officeooo:paragraph-rsid="00272d4d"/>
    </style:style>
    <style:style style:name="P41" style:family="paragraph" style:parent-style-name="Standard">
      <style:paragraph-properties fo:text-align="start" style:justify-single-word="fals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loext:opacity="100%" style:font-name="Consolas" fo:font-size="9.5pt" style:font-size-asian="9.5pt"/>
    </style:style>
    <style:style style:name="T3" style:family="text">
      <style:text-properties fo:color="#0000ff" loext:opacity="100%" style:font-name="Consolas" fo:font-size="9.5pt" officeooo:rsid="001bed98" style:font-size-asian="9.5pt"/>
    </style:style>
    <style:style style:name="T4" style:family="text">
      <style:text-properties fo:color="#000000" loext:opacity="100%" style:font-name="Consolas" fo:font-size="9.5pt" style:font-size-asian="9.5pt"/>
    </style:style>
    <style:style style:name="T5" style:family="text">
      <style:text-properties fo:color="#808080" loext:opacity="100%" style:font-name="Consolas" fo:font-size="9.5pt" style:font-size-asian="9.5pt"/>
    </style:style>
    <style:style style:name="T6" style:family="text">
      <style:text-properties fo:color="#ff0000" loext:opacity="100%" style:font-name="Consolas" fo:font-size="9.5pt" style:font-size-asian="9.5pt"/>
    </style:style>
    <style:style style:name="T7" style:family="text">
      <style:text-properties fo:color="#ff00ff" loext:opacity="100%" style:font-name="Consolas" fo:font-size="9.5pt" style:font-size-asian="9.5pt"/>
    </style:style>
    <style:style style:name="T8" style:family="text">
      <style:text-properties fo:color="#008000" loext:opacity="100%" style:font-name="Consolas" fo:font-size="9.5pt" style:font-size-asian="9.5pt"/>
    </style:style>
    <style:style style:name="T9" style:family="text">
      <style:text-properties fo:color="#008000" loext:opacity="100%" style:font-name="Consolas" fo:font-size="9.5pt" officeooo:rsid="001adbe4" style:font-size-asian="9.5pt"/>
    </style:style>
    <style:style style:name="T10" style:family="text">
      <style:text-properties officeooo:rsid="00177100"/>
    </style:style>
    <style:style style:name="T11" style:family="text">
      <style:text-properties officeooo:rsid="00191026"/>
    </style:style>
    <style:style style:name="T12" style:family="text">
      <style:text-properties officeooo:rsid="001a9e4d"/>
    </style:style>
    <style:style style:name="T13" style:family="text">
      <style:text-properties style:font-name="Consolas" fo:font-size="9.5pt" style:font-size-asian="9.5pt"/>
    </style:style>
    <style:style style:name="T14" style:family="text">
      <style:text-properties style:font-name="Consolas" fo:font-size="9.5pt" officeooo:rsid="001bed98" style:font-size-asian="9.5pt"/>
    </style:style>
    <style:style style:name="T15" style:family="text">
      <style:text-properties officeooo:rsid="001dd0c9"/>
    </style:style>
    <style:style style:name="T16" style:family="text">
      <style:text-properties officeooo:rsid="00207b2b"/>
    </style:style>
    <style:style style:name="T17" style:family="text">
      <style:text-properties fo:font-variant="normal" fo:text-transform="none" fo:color="#161616" loext:opacity="100%" style:font-name="Liberation Serif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161616" loext:opacity="100%" style:font-name="Liberation Serif" fo:font-size="12pt" fo:letter-spacing="normal" fo:font-style="normal" fo:font-weight="normal" officeooo:rsid="00210ec4" style:font-size-asian="12pt" style:font-size-complex="12pt"/>
    </style:style>
    <style:style style:name="T19" style:family="text">
      <style:text-properties fo:font-variant="normal" fo:text-transform="none" fo:color="#161616" loext:opacity="100%" style:font-name="Liberation Serif" fo:font-size="12pt" fo:letter-spacing="normal" fo:font-style="normal" fo:font-weight="normal" officeooo:rsid="00209a6d" style:font-size-asian="12pt" style:font-size-complex="12pt"/>
    </style:style>
    <style:style style:name="T20" style:family="text">
      <style:text-properties fo:color="#161616" loext:opacity="100%" style:font-name="Liberation Serif" fo:font-size="12pt" fo:letter-spacing="normal" fo:font-weight="normal" style:font-size-asian="12pt" style:font-size-complex="12pt"/>
    </style:style>
    <style:style style:name="T21" style:family="text">
      <style:text-properties officeooo:rsid="00210ec4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officeooo:rsid="0024e354"/>
    </style:style>
    <style:style style:name="T24" style:family="text">
      <style:text-properties officeooo:rsid="00272d4d"/>
    </style:style>
    <style:style style:name="T25" style:family="text">
      <style:text-properties officeooo:rsid="0028e5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gramación <text:s/>en Bases de Datos</text:p>
      <text:p text:style-name="P1"/>
      <text:p text:style-name="P5"><text:s/>Con <text:span text:style-name="T10">las instrucciones vistas hasta ahora de <text:s/></text:span>SQL, hay ciertas acciones que no se pueden realizar, por lo que se debe utilizar un lenguaje <text:span text:style-name="T10">de programación </text:span>para definir pequeños programas que realicen dichas acciones, como son los procedimientos, funciones, triggers y/o eventos.</text:p>
      <text:p text:style-name="P5"/>
      <text:p text:style-name="P14">Transact-SQL <text:span text:style-name="T24">proporciona una serie de instrucciones para poder realizar estos programas:</text:span></text:p>
      <text:p text:style-name="P5"/>
      <text:p text:style-name="P2"/>
      <text:p text:style-name="P40">Instrucciones para la realización de programas en Transact SQL:</text:p>
      <text:p text:style-name="P31"/>
      <text:p text:style-name="P15">Declaración y uso de variables</text:p>
      <text:p text:style-name="P2">Las variables permiten almacenar un valor y recuperarlo más adelante para emplearlo</text:p>
      <text:p text:style-name="P7">en otras sentencias. </text:p>
      <text:p text:style-name="P7">Las variables de usuario son específicas de cada ejecución y son liberadas automáticamente al acabar <text:s/><text:span text:style-name="T11">la ejecución para la que fueron declaradas</text:span>.</text:p>
      <text:p text:style-name="P2"/>
      <text:p text:style-name="P2">Para utilizar variables con Transact-SQL primero hay que que declararlas.</text:p>
      <text:p text:style-name="P2">Las variables se declaran con la instrucción <text:span text:style-name="T1">DECLARE</text:span>, su nombre debe empezar siempre </text:p>
      <text:p text:style-name="P2">por "@" (arroba) seguido del nombre (sin espacios). </text:p>
      <text:p text:style-name="P2">Una variable siempre debe declararse antes de usarse.</text:p>
      <text:p text:style-name="P41"/>
      <text:p text:style-name="P2"/>
      <text:p text:style-name="P2">DECLARE { @LOCAL_VARIABLE data_type [ = value ] }</text:p>
      <text:p text:style-name="P2"><text:span text:style-name="T12">Cuando </text:span>declara<text:span text:style-name="T12">mos las variables,</text:span> todas se inicializan como NULL, a menos que se</text:p>
      <text:p text:style-name="P2">proporcione un valor como parte de la declaración. A las variables se les asignan</text:p>
      <text:p text:style-name="P2">valores con una instrucción SET o SELECT.</text:p>
      <text:p text:style-name="P2"/>
      <text:p text:style-name="P2">DECLARE @nombre VARCHAR(50);</text:p>
      <text:p text:style-name="P2"/>
      <text:p text:style-name="P2">-- declare declara una variable, @nombre es el identificador(nombre), y la</text:p>
      <text:p text:style-name="P2">variable es de tipo varchar.</text:p>
      <text:p text:style-name="P2"/>
      <text:p text:style-name="P2">SET @nombre ='Juan Calvo';</text:p>
      <text:p text:style-name="P2"/>
      <text:p text:style-name="P2">-- Es equivalente a:</text:p>
      <text:p text:style-name="P2">SELECT @nombre ='Juan Calvo'; </text:p>
      <text:p text:style-name="P2"/>
      <text:p text:style-name="P2">-- El signo = es un operador de asignacion</text:p>
      <text:p text:style-name="P2"/>
      <text:p text:style-name="P2">DECLARE @nombre VARCHAR(100);</text:p>
      <text:p text:style-name="P2"/>
      <text:p text:style-name="P2">SET @nombre= (SELECT nombre FROM Clientes WHERE IDCliente=101);</text:p>
      <text:p text:style-name="P2">SELECT @nombre = nombre FROM Clientes WHERE IDCliente=101;</text:p>
      <text:p text:style-name="P2"/>
      <text:p text:style-name="P2">-- La consulta debe devolver un único registro.</text:p>
      <text:p text:style-name="P2"/>
      <text:p text:style-name="P2"/>
      <text:p text:style-name="P2"/>
      <text:p text:style-name="P2">Se puede asignar un valor en la declaración y también declarar varias variables en una</text:p>
      <text:p text:style-name="P2"><text:soft-page-break/>misma sentencia:</text:p>
      <text:p text:style-name="P2"/>
      <text:p text:style-name="P2"/>
      <text:p text:style-name="P2"/>
      <text:p text:style-name="P2">DECLARE @oficio varchar(50) = 'Comercial', @edad int =20;</text:p>
      <text:p text:style-name="P2">DECLARE @intvariable int =2,</text:p>
      <text:p text:style-name="P2">@datevariable date = getdate(),</text:p>
      <text:p text:style-name="P2">@maxedaddate smallmoney = (select MAX(Salario) from EMPLEADOS);</text:p>
      <text:p text:style-name="P2"/>
      <text:p text:style-name="P2"/>
      <text:p text:style-name="P2">Con respecto al uso de variables en SQL Server hay que tener en cuenta:</text:p>
      <text:p text:style-name="P2"/>
      <text:p text:style-name="P2">● No existen variables globales en SQL Server. <text:span text:style-name="T1">El alcance de una variable local es el</text:span></text:p>
      <text:p text:style-name="P2"><text:span text:style-name="T1">bloque de sentencias en el que está declarada</text:span>, si se prentende utilizar en otro</text:p>
      <text:p text:style-name="P2">bloque de sentencias dicha variable ya no existe.</text:p>
      <text:p text:style-name="P2"/>
      <text:p text:style-name="P2">● Si los tipos de datos de variables declarados y los tipos de datos de valores</text:p>
      <text:p text:style-name="P2">asignados no coinciden, SQL Server realiza una conversión implícita en el proceso</text:p>
      <text:p text:style-name="P2">de asignación de valor, si es posible. SQL Server convierte el tipo de datos de</text:p>
      <text:p text:style-name="P2">menor precisión en el tipo de datos de mayor precisión, pero esta operación</text:p>
      <text:p text:style-name="P2">puede provocar la pérdida de datos.</text:p>
      <text:p text:style-name="P2"/>
      <text:p text:style-name="P15">Imprimir mensajes y variables</text:p>
      <text:p text:style-name="P15"/>
      <text:p text:style-name="P2">La sentencia PRINT permite mostrar el valor de una variable o un texto en pantalla:</text:p>
      <text:p text:style-name="P2"/>
      <text:p text:style-name="P2">PRINT @variable o PRINT(@variable)</text:p>
      <text:p text:style-name="P2">PRINT 'mensaje' o PRINT('mensaje')</text:p>
      <text:p text:style-name="P2"/>
      <text:p text:style-name="P2">Si la variable que se quiere imprimir es de tipo numérico o moneda se tienen que</text:p>
      <text:p text:style-name="P2">utilizar funciones de conversión CONVERT o CAST. </text:p>
      <text:p text:style-name="P2"/>
      <text:p text:style-name="P2">Si se quieren concatenar cadenas de texto se puede usar el símbolo + o la función CONCAT.</text:p>
      <text:p text:style-name="P20"/>
      <text:p text:style-name="P3"><text:span text:style-name="T2">DECLARE</text:span><text:span text:style-name="T4"> @variable </text:span><text:span text:style-name="T2">int</text:span><text:span text:style-name="T4"> </text:span><text:span text:style-name="T5">=</text:span><text:span text:style-name="T4"> 100</text:span><text:span text:style-name="T5">;</text:span></text:p>
      <text:p text:style-name="P3"><text:span text:style-name="T2">DECLARE</text:span><text:span text:style-name="T4"> @variable1 <text:s/></text:span><text:span text:style-name="T2">varchar</text:span><text:span text:style-name="T5">(</text:span><text:span text:style-name="T4">100</text:span><text:span text:style-name="T5">)</text:span><text:span text:style-name="T4"> </text:span><text:span text:style-name="T5">=</text:span><text:span text:style-name="T4"> </text:span><text:span text:style-name="T6">'Esto es un '</text:span><text:span text:style-name="T5">;</text:span></text:p>
      <text:p text:style-name="P3"><text:span text:style-name="T2">DECLARE</text:span><text:span text:style-name="T4"> @variable2 <text:s/></text:span><text:span text:style-name="T2">varchar</text:span><text:span text:style-name="T5">(</text:span><text:span text:style-name="T4">100</text:span><text:span text:style-name="T5">)</text:span><text:span text:style-name="T4"> </text:span><text:span text:style-name="T5">=</text:span><text:span text:style-name="T4"> </text:span><text:span text:style-name="T6">' especial'</text:span><text:span text:style-name="T5">;</text:span></text:p>
      <text:p text:style-name="P21"/>
      <text:p text:style-name="P21"/>
      <text:p text:style-name="P3"><text:span text:style-name="T2">PRINT</text:span><text:span text:style-name="T4"> </text:span><text:span text:style-name="T7">CONVERT</text:span><text:span text:style-name="T5">(</text:span><text:span text:style-name="T2">varchar</text:span><text:span text:style-name="T5">(</text:span><text:span text:style-name="T4">10</text:span><text:span text:style-name="T5">),</text:span><text:span text:style-name="T4"> @variable</text:span><text:span text:style-name="T5">)</text:span></text:p>
      <text:p text:style-name="P3"><text:span text:style-name="T2">PRINT</text:span><text:span text:style-name="T4"> </text:span><text:span text:style-name="T7">CAST</text:span><text:span text:style-name="T5">(</text:span><text:span text:style-name="T4">@variable </text:span><text:span text:style-name="T2">as</text:span><text:span text:style-name="T4"> </text:span><text:span text:style-name="T2">varchar</text:span><text:span text:style-name="T5">(</text:span><text:span text:style-name="T4">10</text:span><text:span text:style-name="T5">))</text:span><text:span text:style-name="T4"> <text:s/></text:span></text:p>
      <text:p text:style-name="P21"/>
      <text:p text:style-name="P3"><text:span text:style-name="T2">PRINT</text:span><text:span text:style-name="T4"> @variable </text:span><text:span text:style-name="T5">+</text:span><text:span text:style-name="T4"> @variable<text:tab/><text:tab/> <text:s/></text:span><text:span text:style-name="T8">-- si las variables son numéricas, el + las suma</text:span></text:p>
      <text:p text:style-name="P3"><text:span text:style-name="T2">PRINT</text:span><text:span text:style-name="T4"> </text:span><text:span text:style-name="T7">CONCAT</text:span><text:span text:style-name="T2"> </text:span><text:span text:style-name="T5">(</text:span><text:span text:style-name="T4">@variable</text:span><text:span text:style-name="T5">,</text:span><text:span text:style-name="T4"> @variable</text:span><text:span text:style-name="T5">)</text:span><text:span text:style-name="T4"> </text:span><text:span text:style-name="T8">-- si las variables son numéricas, el CONCAT las </text:span><text:span text:style-name="T9">junta</text:span></text:p>
      <text:p text:style-name="P21"/>
      <text:p text:style-name="P3"><text:span text:style-name="T2">PRINT</text:span><text:span text:style-name="T4"> @variable1 </text:span><text:span text:style-name="T5">+</text:span><text:span text:style-name="T4"> </text:span><text:span text:style-name="T6">' mensaje '</text:span><text:span text:style-name="T4"> </text:span><text:span text:style-name="T5">+</text:span><text:span text:style-name="T4"> @variable2</text:span></text:p>
      <text:p text:style-name="P3"><text:span text:style-name="T2">PRINT</text:span><text:span text:style-name="T4"> </text:span><text:span text:style-name="T6">'mensaje1 '</text:span><text:span text:style-name="T4"> </text:span><text:span text:style-name="T5">+</text:span><text:span text:style-name="T4"> @variable1 </text:span><text:span text:style-name="T5">+</text:span><text:span text:style-name="T4"> </text:span><text:span text:style-name="T6">' mensaje2'</text:span></text:p>
      <text:p text:style-name="P3"><text:span text:style-name="T2">PRINT</text:span><text:span text:style-name="T4"> </text:span><text:span text:style-name="T6">'mensaje1 '</text:span><text:span text:style-name="T4"> </text:span><text:span text:style-name="T5">+</text:span><text:span text:style-name="T4"> </text:span><text:span text:style-name="T7">CONVERT</text:span><text:span text:style-name="T5">(</text:span><text:span text:style-name="T2">char</text:span><text:span text:style-name="T5">(</text:span><text:span text:style-name="T4">10</text:span><text:span text:style-name="T5">),</text:span><text:span text:style-name="T4"> @variable2</text:span><text:span text:style-name="T5">)</text:span><text:span text:style-name="T4"> </text:span><text:span text:style-name="T5">+</text:span><text:span text:style-name="T4"> </text:span><text:span text:style-name="T6">' mensaje2'</text:span></text:p>
      <text:p text:style-name="P3"/>
      <text:p text:style-name="P3"/>
      <text:p text:style-name="P15"/>
      <text:p text:style-name="P15"/>
      <text:p text:style-name="P15"/>
      <text:p text:style-name="P15"/>
      <text:p text:style-name="P15"><text:soft-page-break/></text:p>
      <text:p text:style-name="P15">Sentencias básicas para programación</text:p>
      <text:p text:style-name="P15"/>
      <text:p text:style-name="P15"><text:tab/>- Lenguaje de control de flujo</text:p>
      <text:p text:style-name="P2">El lenguaje de control de flujo son palabras reservadas que permite controlar los</text:p>
      <text:p text:style-name="P2">bloques de sentencias que se van a ejecutar, dándole un sentido programado.</text:p>
      <text:p text:style-name="P2">Elementos del Control de flujo:</text:p>
      <text:p text:style-name="P16">● BEGIN...END</text:p>
      <text:p text:style-name="P16">● IF...ELSE</text:p>
      <text:p text:style-name="P16">● WHILE</text:p>
      <text:p text:style-name="P16">● BREAK</text:p>
      <text:p text:style-name="P16">● CONTINUE</text:p>
      <text:p text:style-name="P16">● RETURN</text:p>
      <text:p text:style-name="P16"/>
      <text:p text:style-name="P2"/>
      <text:p text:style-name="P15">BEGIN - END</text:p>
      <text:p text:style-name="P2"><text:span text:style-name="T1">Define un bloque de instrucciones</text:span>, agrupa un conjunto de sentencias que forman</text:p>
      <text:p text:style-name="P2">parte de una instrucción de control de flujo.</text:p>
      <text:p text:style-name="P2"/>
      <text:p text:style-name="P17">BEGIN</text:p>
      <text:p text:style-name="P6"><text:tab/>{ sql_statement | statement_block }</text:p>
      <text:p text:style-name="P17">END</text:p>
      <text:p text:style-name="P17"/>
      <text:p text:style-name="P33">Hace que las instrucciones que se encuentran entre ellas forman un conjunto de instrucciones que se <text:span text:style-name="T21">ejecutaran</text:span> juntas,</text:p>
      <text:p text:style-name="P17"/>
      <text:p text:style-name="P19">Estructuras de decisión:</text:p>
      <text:p text:style-name="P15"/>
      <text:p text:style-name="P15">Condiciones IF - ELSE</text:p>
      <text:p text:style-name="P2">La sentencia IF permite evaluar una o más condiciones, si esta condición resulta</text:p>
      <text:p text:style-name="P2">verdadera se ejecutará un bloque de sentencias que está a continuación; la palabra</text:p>
      <text:p text:style-name="P2">clave opcional ELSE introduce otro bloque de instrucciones que se ejecuta cuando la</text:p>
      <text:p text:style-name="P2">condición IF no se cumple:</text:p>
      <text:p text:style-name="P2"/>
      <text:p text:style-name="P2"><text:span text:style-name="T1">IF </text:span>Boolean_expression</text:p>
      <text:p text:style-name="P2"/>
      <text:p text:style-name="P2"><text:tab/>{ sql_statement1 | statement_block1 }</text:p>
      <text:p text:style-name="P2"/>
      <text:p text:style-name="P2">[ <text:span text:style-name="T1">ELSE</text:span></text:p>
      <text:p text:style-name="P8"><text:tab/>{ sql_statement2 | statement_block2 } ]</text:p>
      <text:p text:style-name="P2"/>
      <text:p text:style-name="P2">-- Se pueden anidar varias comprobaciones</text:p>
      <text:p text:style-name="P2"/>
      <text:p text:style-name="P2"><text:span text:style-name="T1">IF</text:span> (&lt;expresion&gt;)</text:p>
      <text:p text:style-name="P2"><text:tab/>BEGIN...</text:p>
      <text:p text:style-name="P2"><text:tab/>END</text:p>
      <text:p text:style-name="P2"><text:span text:style-name="T1">ELSE IF</text:span> (&lt;expresion&gt;)</text:p>
      <text:p text:style-name="P2"><text:tab/>BEGIN...</text:p>
      <text:p text:style-name="P2"><text:tab/>END</text:p>
      <text:p text:style-name="P15">ELSE</text:p>
      <text:p text:style-name="P2"><text:tab/>BEGIN...</text:p>
      <text:p text:style-name="P2"><text:tab/>END</text:p>
      <text:p text:style-name="P2"><text:soft-page-break/></text:p>
      <text:p text:style-name="P34">Begin y End son necesarios en caso de que en el bloque haya mas de una instrucción. En otro caso no hace falta.</text:p>
      <text:p text:style-name="P15">Ejemplo:</text:p>
      <text:p text:style-name="P15"/>
      <text:p text:style-name="P2"><text:span text:style-name="T2">DECLARE</text:span><text:span text:style-name="T4"> @edad </text:span><text:span text:style-name="T2">INT</text:span><text:span text:style-name="T5">;</text:span></text:p>
      <text:p text:style-name="Standard"><text:span text:style-name="T2">SET</text:span><text:span text:style-name="T4"> @edad </text:span><text:span text:style-name="T5">=</text:span><text:span text:style-name="T4"> 15</text:span><text:span text:style-name="T5">;</text:span></text:p>
      <text:p text:style-name="P23"/>
      <text:p text:style-name="Standard"><text:span text:style-name="T2">IF</text:span><text:span text:style-name="T4"> @edad </text:span><text:span text:style-name="T5">&gt;</text:span><text:span text:style-name="T4"> 18</text:span></text:p>
      <text:p text:style-name="Standard"><text:span text:style-name="T4"><text:tab/></text:span><text:span text:style-name="T2">PRINT</text:span><text:span text:style-name="T4"> </text:span><text:span text:style-name="T6">'Es mayor de edad'</text:span><text:span text:style-name="T5">;</text:span></text:p>
      <text:p text:style-name="P29">ELSE</text:p>
      <text:p text:style-name="Standard"><text:span text:style-name="T4"><text:tab/></text:span><text:span text:style-name="T2">PRINT</text:span><text:span text:style-name="T4"> </text:span><text:span text:style-name="T6">'Necesita autorización'</text:span><text:span text:style-name="T5">;</text:span></text:p>
      <text:p text:style-name="P23"/>
      <text:p text:style-name="P23"/>
      <text:p text:style-name="P30">-- Con comprobaciones anidadas</text:p>
      <text:p text:style-name="P23"/>
      <text:p text:style-name="Standard"><text:span text:style-name="T2">DECLARE</text:span><text:span text:style-name="T4"> @edad </text:span><text:span text:style-name="T2">INT</text:span><text:span text:style-name="T5">;</text:span></text:p>
      <text:p text:style-name="Standard"><text:span text:style-name="T2">SET</text:span><text:span text:style-name="T4"> @edad </text:span><text:span text:style-name="T5">=</text:span><text:span text:style-name="T4"> 25</text:span><text:span text:style-name="T5">;</text:span></text:p>
      <text:p text:style-name="P23"/>
      <text:p text:style-name="Standard"><text:span text:style-name="T2">IF</text:span><text:span text:style-name="T4"> @edad </text:span><text:span text:style-name="T5">&lt;</text:span><text:span text:style-name="T4"> 18</text:span></text:p>
      <text:p text:style-name="Standard"><text:span text:style-name="T4"><text:tab/></text:span><text:span text:style-name="T2">PRINT</text:span><text:span text:style-name="T4"> </text:span><text:span text:style-name="T6">'Es menor de edad'</text:span><text:span text:style-name="T5">;</text:span></text:p>
      <text:p text:style-name="P29">ELSE</text:p>
      <text:p text:style-name="Standard"><text:span text:style-name="T4"><text:tab/></text:span><text:span text:style-name="T2">BEGIN</text:span></text:p>
      <text:p text:style-name="Standard"><text:span text:style-name="T4"><text:tab/><text:tab/></text:span><text:span text:style-name="T2">IF</text:span><text:span text:style-name="T4"> @edad </text:span><text:span text:style-name="T5">&gt;</text:span><text:span text:style-name="T4"> 65</text:span></text:p>
      <text:p text:style-name="Standard"><text:span text:style-name="T4"><text:tab/><text:tab/><text:tab/></text:span><text:span text:style-name="T2">PRINT</text:span><text:span text:style-name="T4"> </text:span><text:span text:style-name="T6">'Está jubilado'</text:span><text:span text:style-name="T5">;</text:span></text:p>
      <text:p text:style-name="Standard"><text:span text:style-name="T4"><text:tab/><text:tab/></text:span><text:span text:style-name="T2">ELSE</text:span></text:p>
      <text:p text:style-name="Standard"><text:span text:style-name="T4"><text:tab/><text:tab/><text:tab/></text:span><text:span text:style-name="T2">PRINT</text:span><text:span text:style-name="T4"> </text:span><text:span text:style-name="T6">'Es mayor de edad'</text:span><text:span text:style-name="T5">;</text:span></text:p>
      <text:p text:style-name="P2"><text:span text:style-name="T4"><text:tab/></text:span><text:span text:style-name="T2">END</text:span><text:span text:style-name="T5">;</text:span></text:p>
      <text:p text:style-name="P37"/>
      <text:p text:style-name="P35">El Begin y el End no serían necesarios ya que el IF Else es solo una única instrucción.</text:p>
      <text:p text:style-name="P9"><text:span text:style-name="T15">U</text:span>na vez que una condición es verdadera, dejará de comprobar, devolverá el</text:p>
      <text:p text:style-name="P9">resultado <text:span text:style-name="T15">saldrá del IF</text:span>. Si no se cumple ninguna condición, devuelve el valor de <text:s/>ELSE </text:p>
      <text:p text:style-name="P9"><text:span text:style-name="T15">y también saldrá del IF</text:span>.</text:p>
      <text:p text:style-name="P2"/>
      <text:p text:style-name="P2">Si se necesita evaluar una lista de condiciones se puede sustituir los ifs anidados por</text:p>
      <text:p text:style-name="P2">una sentencia <text:span text:style-name="T1">CASE</text:span>, que devuelve un valor en una condición especificada, es decir,</text:p>
      <text:p text:style-name="P2">pasa por una lista de condiciones y devuelve un valor cuando se cumple una de ellas.</text:p>
      <text:p text:style-name="P2"/>
      <text:p text:style-name="P2"/>
      <text:p text:style-name="P2"/>
      <text:p text:style-name="P2">CASE</text:p>
      <text:p text:style-name="P2"><text:tab/>WHEN condition1 THEN result1</text:p>
      <text:p text:style-name="P2"><text:tab/>WHEN condition2 THEN result2</text:p>
      <text:p text:style-name="P2">...</text:p>
      <text:p text:style-name="P2"><text:tab/>WHEN conditionN THEN resultN</text:p>
      <text:p text:style-name="P2"><text:tab/>ELSE result</text:p>
      <text:p text:style-name="P2">END;</text:p>
      <text:p text:style-name="P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CASE</text:p>
      <text:p text:style-name="P15"/>
      <text:p text:style-name="P2">Se puede utilizar para asignar valores a variables. Evalúa una lista de condiciones y</text:p>
      <text:p text:style-name="P2">devuelve una de las expresiones de resultado posibles. <text:span text:style-name="T25">A</text:span>dmiten un argumento ELSE</text:p>
      <text:p text:style-name="P2">opcional.</text:p>
      <text:p text:style-name="P2"/>
      <text:p text:style-name="P2">-- Hacer mensaje calificaciones</text:p>
      <text:p text:style-name="P3"><text:span text:style-name="T2">DECLARE</text:span><text:span text:style-name="T4"> @p_numero </text:span><text:span text:style-name="T2">INT</text:span><text:span text:style-name="T4"> </text:span><text:span text:style-name="T5">=</text:span><text:span text:style-name="T4"> 6</text:span><text:span text:style-name="T5">;</text:span></text:p>
      <text:p text:style-name="P2"><text:span text:style-name="T2"><text:s text:c="7"/>DECLARE</text:span><text:span text:style-name="T4"> @variable </text:span><text:span text:style-name="T2">VARCHAR</text:span><text:span text:style-name="T5">(</text:span><text:span text:style-name="T4">50</text:span><text:span text:style-name="T5">)</text:span><text:span text:style-name="T4"> </text:span><text:span text:style-name="T5">=</text:span></text:p>
      <text:p text:style-name="P28">CASE</text:p>
      <text:p text:style-name="P3"><text:span text:style-name="T4"><text:tab/></text:span><text:span text:style-name="T2">when</text:span><text:span text:style-name="T4"> @p_numero </text:span><text:span text:style-name="T5">between</text:span><text:span text:style-name="T4"> 9 </text:span><text:span text:style-name="T5">and</text:span><text:span text:style-name="T4"> 10 </text:span><text:span text:style-name="T2">then</text:span></text:p>
      <text:p text:style-name="P3"><text:span text:style-name="T4"><text:tab/></text:span><text:span text:style-name="T6">' tiene un sobresaliente'</text:span></text:p>
      <text:p text:style-name="P3"><text:span text:style-name="T4"><text:tab/></text:span><text:span text:style-name="T2">when</text:span><text:span text:style-name="T4"> @p_numero </text:span><text:span text:style-name="T5">between</text:span><text:span text:style-name="T4"> 7 </text:span><text:span text:style-name="T5">and</text:span><text:span text:style-name="T4"> 8 </text:span><text:span text:style-name="T2">then</text:span></text:p>
      <text:p text:style-name="P3"><text:span text:style-name="T4"><text:tab/></text:span><text:span text:style-name="T6">' tiene un notable'</text:span></text:p>
      <text:p text:style-name="P3"><text:span text:style-name="T4"><text:tab/></text:span><text:span text:style-name="T2">when</text:span><text:span text:style-name="T4"> @p_numero</text:span><text:span text:style-name="T5">=</text:span><text:span text:style-name="T4">6 </text:span><text:span text:style-name="T2">then</text:span></text:p>
      <text:p text:style-name="P3"><text:span text:style-name="T4"><text:tab/></text:span><text:span text:style-name="T6">' tiene un bien'</text:span></text:p>
      <text:p text:style-name="P3"><text:span text:style-name="T4"><text:tab/></text:span><text:span text:style-name="T2">when</text:span><text:span text:style-name="T4"> @p_numero</text:span><text:span text:style-name="T5">=</text:span><text:span text:style-name="T4">5 </text:span><text:span text:style-name="T2">then</text:span></text:p>
      <text:p text:style-name="P3"><text:span text:style-name="T4"><text:tab/></text:span><text:span text:style-name="T6">' tiene un suficiente'</text:span></text:p>
      <text:p text:style-name="P3"><text:span text:style-name="T4"><text:tab/></text:span><text:span text:style-name="T2">else</text:span></text:p>
      <text:p text:style-name="P3"><text:span text:style-name="T4"><text:tab/></text:span><text:span text:style-name="T6">' tiene un insuficiente'</text:span></text:p>
      <text:p text:style-name="P28">END</text:p>
      <text:p text:style-name="P3"><text:span text:style-name="T2">PRINT</text:span><text:span text:style-name="T4"> @variable</text:span><text:span text:style-name="T5">;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26"><text:span text:style-name="T13">– </text:span><text:span text:style-name="T14">Hacer lo mismo con If anidados</text:span></text:p>
      <text:p text:style-name="P25"/>
      <text:p text:style-name="P27"><text:span text:style-name="T3">DECLARE</text:span><text:span text:style-name="T13"> @p_numero </text:span><text:span text:style-name="T2">INT</text:span><text:span text:style-name="T13"> </text:span><text:span text:style-name="T5">=</text:span><text:span text:style-name="T13"> 6</text:span></text:p>
      <text:p text:style-name="P32"><text:span text:style-name="T2">DECLARE</text:span><text:span text:style-name="T4"> @variable </text:span><text:span text:style-name="T2">VARCHAR</text:span><text:span text:style-name="T5">(</text:span><text:span text:style-name="T4">50</text:span><text:span text:style-name="T5">)</text:span></text:p>
      <text:p text:style-name="P24"/>
      <text:p text:style-name="P32"><text:span text:style-name="T2">if</text:span><text:span text:style-name="T4"> @p_numero </text:span><text:span text:style-name="T5">between</text:span><text:span text:style-name="T4"> 9 </text:span><text:span text:style-name="T5">and</text:span><text:span text:style-name="T4"> 10 </text:span></text:p>
      <text:p text:style-name="P32"><text:span text:style-name="T4"><text:tab/></text:span><text:span text:style-name="T2">set</text:span><text:span text:style-name="T4"> <text:s/>@variable </text:span><text:span text:style-name="T5">=</text:span><text:span text:style-name="T4"> </text:span><text:span text:style-name="T6">' tiene un sobresaliente'</text:span></text:p>
      <text:p text:style-name="P24"/>
      <text:p text:style-name="P32"><text:span text:style-name="T2">else</text:span><text:span text:style-name="T4"> </text:span><text:span text:style-name="T2">if</text:span><text:span text:style-name="T4"> @p_numero </text:span><text:span text:style-name="T5">between</text:span><text:span text:style-name="T4"> 7 </text:span><text:span text:style-name="T5">and</text:span><text:span text:style-name="T4"> 8</text:span></text:p>
      <text:p text:style-name="P32"><text:span text:style-name="T4"><text:tab/></text:span><text:span text:style-name="T2">set</text:span><text:span text:style-name="T4"> <text:s/>@variable </text:span><text:span text:style-name="T5">=</text:span><text:span text:style-name="T4"> </text:span><text:span text:style-name="T6">' tiene un notable'</text:span></text:p>
      <text:p text:style-name="P24"/>
      <text:p text:style-name="P32"><text:span text:style-name="T2">else</text:span><text:span text:style-name="T4"> </text:span><text:span text:style-name="T2">if</text:span><text:span text:style-name="T4"> @p_numero </text:span><text:span text:style-name="T5">between</text:span><text:span text:style-name="T4"> 6 </text:span><text:span text:style-name="T5">and</text:span><text:span text:style-name="T4"> 7</text:span></text:p>
      <text:p text:style-name="P32"><text:span text:style-name="T4"><text:tab/></text:span><text:span text:style-name="T2">set</text:span><text:span text:style-name="T4"> <text:s/>@variable </text:span><text:span text:style-name="T5">=</text:span><text:span text:style-name="T4"> </text:span><text:span text:style-name="T6">' tiene un bien'</text:span></text:p>
      <text:p text:style-name="P24"/>
      <text:p text:style-name="P32"><text:span text:style-name="T2">else</text:span><text:span text:style-name="T4"> </text:span><text:span text:style-name="T2">if</text:span><text:span text:style-name="T4"> @p_numero </text:span><text:span text:style-name="T5">=</text:span><text:span text:style-name="T4"> 5</text:span></text:p>
      <text:p text:style-name="P32"><text:span text:style-name="T4"><text:tab/></text:span><text:span text:style-name="T2">set</text:span><text:span text:style-name="T4"> <text:s/>@variable </text:span><text:span text:style-name="T5">=</text:span><text:span text:style-name="T4"> </text:span><text:span text:style-name="T6">' tiene un suficiente'</text:span></text:p>
      <text:p text:style-name="P24"/>
      <text:p text:style-name="P32"><text:span text:style-name="T2">else</text:span><text:span text:style-name="T4"> <text:s/></text:span></text:p>
      <text:p text:style-name="P32"><text:span text:style-name="T4"><text:tab/></text:span><text:span text:style-name="T2">set</text:span><text:span text:style-name="T4"> <text:s/>@variable </text:span><text:span text:style-name="T5">=</text:span><text:span text:style-name="T4"> </text:span><text:span text:style-name="T6">' tiene un insuficiente'</text:span></text:p>
      <text:p text:style-name="P24"/>
      <text:p text:style-name="P24"/>
      <text:p text:style-name="P27"><text:span text:style-name="T2">PRINT</text:span><text:span text:style-name="T13"> @variable</text:span><text:span text:style-name="T5">;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"><text:soft-page-break/></text:p>
      <text:p text:style-name="P3"/>
      <text:p text:style-name="P18">Estructuras de Repeticion</text:p>
      <text:p text:style-name="P15"/>
      <text:p text:style-name="P15"/>
      <text:p text:style-name="P15">WHILE</text:p>
      <text:p text:style-name="P15"/>
      <text:p text:style-name="P2">Establece una condición para la ejecución repetida de una instrucción o bloque de</text:p>
      <text:p text:style-name="P2">instrucciones SQL, las instrucciones se ejecutan repetidamente mientras que la</text:p>
      <text:p text:style-name="P2">condición especificada sea verdadera. </text:p>
      <text:p text:style-name="P11"/>
      <text:p text:style-name="P2"/>
      <text:p text:style-name="P2"/>
      <text:p text:style-name="P2">Se puede controlar la ejecución de instrucciones en el bucle <text:span text:style-name="T1">WHILE</text:span> con las palabras clave <text:span text:style-name="T1">BREAK y CONTINUE</text:span>.</text:p>
      <text:p text:style-name="P2"/>
      <text:p text:style-name="P2"/>
      <text:p text:style-name="P36">Sintaxis:</text:p>
      <text:p text:style-name="P2"/>
      <text:p text:style-name="P2"><text:span text:style-name="T1">WHILE</text:span> Boolean_expression</text:p>
      <text:p text:style-name="P2">{ sql_statement | statement_block | BREAK | CONTINUE }</text:p>
      <text:p text:style-name="P2"/>
      <text:p text:style-name="P12"><text:span text:style-name="T17">{</text:span><text:span text:style-name="Emphasis"><text:span text:style-name="T20">sql_statement </text:span></text:span><text:span text:style-name="T17">| </text:span><text:span text:style-name="Emphasis"><text:span text:style-name="T20">statement_block</text:span></text:span><text:span text:style-name="T17">}</text:span><text:span text:style-name="T22"><text:line-break/></text:span><text:span text:style-name="T17">Se trata de cualquier instrucción o grupo de instrucciones Transact-SQL definidas co</text:span><text:span text:style-name="T18">mo</text:span><text:span text:style-name="T17"> un bloque de instrucciones. Para definir un bloque de instrucciones, </text:span><text:span text:style-name="T19">hay que utilizar </text:span><text:span text:style-name="T17"><text:s/>las palabras clave de control de flujo BEGIN y END.</text:span><text:span text:style-name="T22"> </text:span></text:p>
      <text:p text:style-name="P2"/>
      <text:p text:style-name="P10">Se usa una instrucción WHILE cuando no se está seguro de cuántas veces se necesita</text:p>
      <text:p text:style-name="P2">ejecutar el cuerpo del bucle. Dado que la condición se evalúa antes de entrar en el</text:p>
      <text:p text:style-name="P2">bucle, es posible que el bloque de instrucciones no se ejecute ni siquiera una vez.</text:p>
      <text:p text:style-name="P2">Para salir del blucle antes de que se cumpla la condición, se puede utilizar la</text:p>
      <text:p text:style-name="P4">instrucción BREAK. </text:p>
      <text:p text:style-name="P4">También se puede ejecutar la instrucción CONTINUE <text:span text:style-name="T16">para </text:span>saltar al inicio</text:p>
      <text:p text:style-name="P2">del bucle y volver a ejecutar la comprobación y el bucle desde el principio.</text:p>
      <text:p text:style-name="P2"/>
      <text:p text:style-name="P2">Ejemplos:</text:p>
      <text:p text:style-name="P2"><text:span text:style-name="T2">DECLARE</text:span><text:span text:style-name="T4"> @num_value </text:span><text:span text:style-name="T2">INT</text:span><text:span text:style-name="T5">;</text:span></text:p>
      <text:p text:style-name="P2"><text:span text:style-name="T4"><text:s text:c="6"/></text:span><text:span text:style-name="T2">SET</text:span><text:span text:style-name="T4"> @num_value </text:span><text:span text:style-name="T5">=</text:span><text:span text:style-name="T4"> 0</text:span><text:span text:style-name="T5">;</text:span></text:p>
      <text:p text:style-name="P2"><text:span text:style-name="T4"><text:tab/></text:span><text:span text:style-name="T2">WHILE</text:span><text:span text:style-name="T4"> @num_value </text:span><text:span text:style-name="T5">&lt;=</text:span><text:span text:style-name="T4"> 10</text:span></text:p>
      <text:p text:style-name="P2"><text:span text:style-name="T4"><text:tab/><text:tab/></text:span><text:span text:style-name="T2">BEGIN</text:span></text:p>
      <text:p text:style-name="P5"><text:span text:style-name="T4"><text:tab/><text:tab/><text:tab/></text:span><text:span text:style-name="T2">PRINT</text:span><text:span text:style-name="T4"> </text:span><text:span text:style-name="T6">'Dentro del bucle'</text:span><text:span text:style-name="T5">;</text:span></text:p>
      <text:p text:style-name="P5"><text:span text:style-name="T4"><text:tab/><text:tab/><text:tab/></text:span><text:span text:style-name="T2">SET</text:span><text:span text:style-name="T4"> @num_value </text:span><text:span text:style-name="T5">=</text:span><text:span text:style-name="T4"> @num_value </text:span><text:span text:style-name="T5">+</text:span><text:span text:style-name="T4"> 1</text:span><text:span text:style-name="T5">;</text:span></text:p>
      <text:p text:style-name="P2"><text:span text:style-name="T4"><text:tab/><text:tab/></text:span><text:span text:style-name="T2">END</text:span><text:span text:style-name="T5">;</text:span></text:p>
      <text:p text:style-name="P2"><text:span text:style-name="T4"><text:tab/></text:span><text:span text:style-name="T2">PRINT</text:span><text:span text:style-name="T4"> </text:span><text:span text:style-name="T6">'Bucle finalizado. Se repitió '</text:span><text:span text:style-name="T4"> </text:span><text:span text:style-name="T5">+</text:span><text:span text:style-name="T4"> </text:span><text:span text:style-name="T7">cast</text:span><text:span text:style-name="T5">(</text:span><text:span text:style-name="T4">@num_value </text:span><text:span text:style-name="T2">as</text:span><text:span text:style-name="T4"> </text:span><text:span text:style-name="T2">Varchar</text:span><text:span text:style-name="T5">(</text:span><text:span text:style-name="T4">10</text:span><text:span text:style-name="T5">))+</text:span><text:span text:style-name="T6">'veces'</text:span><text:span text:style-name="T5">;</text:span></text:p>
      <text:p text:style-name="P2"/>
      <text:p text:style-name="P2"/>
      <text:p text:style-name="P2"/>
      <text:p text:style-name="P2"/>
      <text:p text:style-name="P2"/>
      <text:p text:style-name="P2"/>
      <text:p text:style-name="P2">BREAK: Produce la salida del bucle WHILE más interno, se ejecutan las instrucciones</text:p>
      <text:p text:style-name="P2">que aparecen después de la palabra clave END, que marca el final del bucle.</text:p>
      <text:p text:style-name="P2"><text:span text:style-name="T2">DECLARE</text:span><text:span text:style-name="T4"> @num_value </text:span><text:span text:style-name="T2">INT</text:span><text:span text:style-name="T5">;</text:span></text:p>
      <text:p text:style-name="P2"><text:span text:style-name="T2">SET</text:span><text:span text:style-name="T4"> @num_value </text:span><text:span text:style-name="T5">=</text:span><text:span text:style-name="T4"> 0</text:span><text:span text:style-name="T5">;</text:span></text:p>
      <text:p text:style-name="P2"><text:soft-page-break/><text:span text:style-name="T4"><text:tab/><text:tab/></text:span><text:span text:style-name="T2">WHILE</text:span><text:span text:style-name="T4"> @num_value </text:span><text:span text:style-name="T5">&lt;=</text:span><text:span text:style-name="T4"> 10</text:span></text:p>
      <text:p text:style-name="P2"><text:span text:style-name="T4"><text:tab/><text:tab/></text:span><text:span text:style-name="T2">BEGIN</text:span><text:span text:style-name="T4"><text:tab/></text:span></text:p>
      <text:p text:style-name="P2"><text:span text:style-name="T4"><text:tab/><text:tab/><text:tab/><text:tab/></text:span><text:span text:style-name="T2">IF</text:span><text:span text:style-name="T4"> @num_value </text:span><text:span text:style-name="T5">=</text:span><text:span text:style-name="T4"> 6 <text:s text:c="2"/></text:span><text:span text:style-name="T2">BREAK</text:span></text:p>
      <text:p text:style-name="P2"><text:span text:style-name="T4"><text:tab/><text:tab/><text:tab/><text:tab/></text:span><text:span text:style-name="T2">ELSE</text:span></text:p>
      <text:p text:style-name="P2"><text:span text:style-name="T4"><text:tab/><text:tab/><text:tab/><text:tab/><text:tab/></text:span><text:span text:style-name="T2">SET</text:span><text:span text:style-name="T4"> @num_value </text:span><text:span text:style-name="T5">=</text:span><text:span text:style-name="T4"> @num_value </text:span><text:span text:style-name="T5">+</text:span><text:span text:style-name="T4"> 1</text:span></text:p>
      <text:p text:style-name="P2"><text:span text:style-name="T4"><text:tab/><text:tab/><text:tab/><text:tab/><text:tab/></text:span><text:span text:style-name="T2">PRINT</text:span><text:span text:style-name="T4"> </text:span><text:span text:style-name="T6">'Dentro del bucle'</text:span></text:p>
      <text:p text:style-name="P2"><text:span text:style-name="T4"><text:tab/><text:tab/></text:span><text:span text:style-name="T2">END</text:span></text:p>
      <text:p text:style-name="P2"><text:span text:style-name="T2">PRINT</text:span><text:span text:style-name="T4"> </text:span><text:span text:style-name="T6">'Bucle finalizado. Se repitió '</text:span><text:span text:style-name="T4"> </text:span><text:span text:style-name="T5">+</text:span><text:span text:style-name="T4"> </text:span><text:span text:style-name="T7">cast</text:span><text:span text:style-name="T5">(</text:span><text:span text:style-name="T4">@num_value </text:span><text:span text:style-name="T2">as</text:span><text:span text:style-name="T4"> </text:span><text:span text:style-name="T2">Varchar</text:span><text:span text:style-name="T5">(</text:span><text:span text:style-name="T4">10</text:span><text:span text:style-name="T5">))+</text:span><text:span text:style-name="T6">'</text:span></text:p>
      <text:p text:style-name="P2"><text:span text:style-name="T6">veces'</text:span><text:span text:style-name="T5">;</text:span></text:p>
      <text:p text:style-name="P2"/>
      <text:p text:style-name="P2"/>
      <text:p text:style-name="P2">CONTINUE: devuelve el control al bucle. Hace que se reinicie el bucle WHILE y omite</text:p>
      <text:p text:style-name="P2">las instrucciones que haya después de la palabra clave CONTINUE.</text:p>
      <text:p text:style-name="P2"/>
      <text:p text:style-name="P2"><text:span text:style-name="T2">DECLARE</text:span><text:span text:style-name="T4"> @num_value </text:span><text:span text:style-name="T2">INT</text:span><text:span text:style-name="T5">;</text:span></text:p>
      <text:p text:style-name="P2"><text:span text:style-name="T2">SET</text:span><text:span text:style-name="T4"> @num_value </text:span><text:span text:style-name="T5">=</text:span><text:span text:style-name="T4"> 0</text:span><text:span text:style-name="T5">;</text:span></text:p>
      <text:p text:style-name="P2"><text:span text:style-name="T2">WHILE</text:span><text:span text:style-name="T4"> @num_value </text:span><text:span text:style-name="T5">&lt;=</text:span><text:span text:style-name="T4"> 10</text:span></text:p>
      <text:p text:style-name="P2"><text:span text:style-name="T4"><text:tab/><text:tab/></text:span><text:span text:style-name="T2">BEGIN</text:span></text:p>
      <text:p text:style-name="P20"/>
      <text:p text:style-name="P2"><text:span text:style-name="T4"><text:tab/><text:tab/><text:tab/></text:span><text:span text:style-name="T2">IF</text:span><text:span text:style-name="T4"> @num_value </text:span><text:span text:style-name="T5">=</text:span><text:span text:style-name="T4"> 6 <text:s/></text:span><text:span text:style-name="T2">BREAK</text:span></text:p>
      <text:p text:style-name="P20"><text:tab/><text:tab/><text:tab/><text:tab/><text:tab/><text:tab/><text:tab/><text:tab/><text:tab/></text:p>
      <text:p text:style-name="P2"><text:span text:style-name="T4"><text:tab/><text:tab/><text:tab/></text:span><text:span text:style-name="T2">ELSE</text:span></text:p>
      <text:p text:style-name="P2"><text:span text:style-name="T4"><text:tab/><text:tab/><text:tab/><text:tab/></text:span><text:span text:style-name="T2">SET</text:span><text:span text:style-name="T4"> @num_value </text:span><text:span text:style-name="T5">=</text:span><text:span text:style-name="T4"> @num_value </text:span><text:span text:style-name="T5">+</text:span><text:span text:style-name="T4"> 1</text:span></text:p>
      <text:p text:style-name="P2"><text:span text:style-name="T4"><text:tab/><text:tab/><text:tab/><text:tab/></text:span><text:span text:style-name="T2">CONTINUE</text:span></text:p>
      <text:p text:style-name="P2"><text:span text:style-name="T4"><text:tab/><text:tab/><text:tab/></text:span><text:span text:style-name="T2">PRINT</text:span><text:span text:style-name="T4"> </text:span><text:span text:style-name="T6">'Dentro del bucle'</text:span><text:span text:style-name="T5">;</text:span><text:span text:style-name="T4"> </text:span><text:span text:style-name="T8">-- No se muestra</text:span></text:p>
      <text:p text:style-name="P2"><text:span text:style-name="T4"><text:tab/><text:tab/><text:tab/></text:span><text:span text:style-name="T2">END</text:span><text:span text:style-name="T5">;</text:span></text:p>
      <text:p text:style-name="P37"/>
      <text:p text:style-name="P2"><text:span text:style-name="T2">PRINT</text:span><text:span text:style-name="T4"> </text:span><text:span text:style-name="T6">'Bucle finalizado. Se repitió '</text:span><text:span text:style-name="T4"> </text:span><text:span text:style-name="T5">+</text:span><text:span text:style-name="T4"> </text:span><text:span text:style-name="T7">cast</text:span><text:span text:style-name="T5">(</text:span><text:span text:style-name="T4">@num_value </text:span><text:span text:style-name="T2">as</text:span><text:span text:style-name="T4"> </text:span><text:span text:style-name="T2">Varchar</text:span><text:span text:style-name="T5">(</text:span><text:span text:style-name="T4">10</text:span><text:span text:style-name="T5">))+</text:span><text:span text:style-name="T6">'</text:span></text:p>
      <text:p text:style-name="P2"><text:span text:style-name="T6">veces'</text:span><text:span text:style-name="T5">;</text:span></text:p>
      <text:p text:style-name="P2"/>
      <text:p text:style-name="P2"/>
      <text:p text:style-name="P2"><text:span text:style-name="T1">EXISTS</text:span>: Se usa como condición, el WHILE será verdadero mientras exista valor en la</text:p>
      <text:p text:style-name="P2">condición.</text:p>
      <text:p text:style-name="P2"><text:span text:style-name="T2">USE</text:span><text:span text:style-name="T4"> SOCIEDAD_CULTURAL</text:span></text:p>
      <text:p text:style-name="P5"><text:span text:style-name="T2">DECLARE</text:span><text:span text:style-name="T4"> @socio </text:span><text:span text:style-name="T2">int</text:span></text:p>
      <text:p text:style-name="P23"/>
      <text:p text:style-name="Standard"><text:span text:style-name="T4"><text:tab/></text:span><text:span text:style-name="T2">WHILE</text:span><text:span text:style-name="T4"> </text:span><text:span text:style-name="T5">EXISTS</text:span><text:span text:style-name="T2"> </text:span><text:span text:style-name="T5">(</text:span><text:span text:style-name="T2">SELECT</text:span><text:span text:style-name="T4"> </text:span><text:span text:style-name="T5">*</text:span><text:span text:style-name="T4"> </text:span><text:span text:style-name="T2">FROM</text:span><text:span text:style-name="T4"> Socio </text:span><text:span text:style-name="T2">WHERE</text:span><text:span text:style-name="T4"> abonada</text:span><text:span text:style-name="T5">=</text:span><text:span text:style-name="T6">'P'</text:span><text:span text:style-name="T5">)</text:span></text:p>
      <text:p text:style-name="P23"/>
      <text:p text:style-name="P30">-- Ojo, la subconsulta se ejecuta una vez por cada iteración del bucle!</text:p>
      <text:p text:style-name="Standard"><text:span text:style-name="T4"><text:tab/><text:tab/></text:span><text:span text:style-name="T2">BEGIN</text:span></text:p>
      <text:p text:style-name="Standard"><text:span text:style-name="T4"><text:tab/><text:tab/><text:tab/></text:span><text:span text:style-name="T2">SET</text:span><text:span text:style-name="T4"> @socio </text:span><text:span text:style-name="T5">=</text:span><text:span text:style-name="T2"> </text:span><text:span text:style-name="T5">(</text:span><text:span text:style-name="T2">SELECT</text:span><text:span text:style-name="T4"> </text:span><text:span text:style-name="T2">TOP</text:span><text:span text:style-name="T5">(</text:span><text:span text:style-name="T4">1</text:span><text:span text:style-name="T5">)</text:span><text:span text:style-name="T4">numero </text:span><text:span text:style-name="T2">FROM</text:span><text:span text:style-name="T4"> SOCIO </text:span><text:span text:style-name="T2">WHERE</text:span><text:span text:style-name="T4"> <text:tab/><text:tab/><text:tab/><text:tab/>abonada</text:span><text:span text:style-name="T5">=</text:span><text:span text:style-name="T6">'P'</text:span><text:span text:style-name="T5">)</text:span></text:p>
      <text:p text:style-name="Standard"><text:span text:style-name="T4"><text:tab/><text:tab/><text:tab/></text:span><text:span text:style-name="T7">UPDATE</text:span><text:span text:style-name="T4"> SOCIO </text:span><text:span text:style-name="T2">SET</text:span><text:span text:style-name="T4"> abonada</text:span><text:span text:style-name="T5">=</text:span><text:span text:style-name="T6">'N'</text:span><text:span text:style-name="T4"> </text:span><text:span text:style-name="T2">WHERE</text:span><text:span text:style-name="T4"> numero </text:span><text:span text:style-name="T5">=</text:span><text:span text:style-name="T4"> @socio</text:span></text:p>
      <text:p text:style-name="P5"><text:span text:style-name="T4"><text:tab/><text:tab/></text:span><text:span text:style-name="T2">END</text:span><text:span text:style-name="T4"><text:tab/></text:span></text:p>
      <text:p text:style-name="P22"/>
      <text:p text:style-name="P5"><text:span text:style-name="T4"><text:tab/><text:tab/><text:tab/><text:tab/></text:span><text:span text:style-name="T2">select</text:span><text:span text:style-name="T4"> </text:span><text:span text:style-name="T5">*</text:span><text:span text:style-name="T4"> </text:span><text:span text:style-name="T2">from</text:span><text:span text:style-name="T4"> socio</text:span><text:span text:style-name="T5">;</text:span></text:p>
      <text:p text:style-name="P5"/>
      <text:p text:style-name="P2"><text:span text:style-name="T1">RETURN</text:span> es inmediata y completa, y se puede utilizar en cualquier punto para salir de un</text:p>
      <text:p text:style-name="P2">procedimiento, lote o bloque de instrucciones. Las instrucciones que siguen a RETURN</text:p>
      <text:p text:style-name="P2">no se ejecutan. Sale incondicionalmente de un bucle, una consulta o procedimiento.</text:p>
      <text:p text:style-name="P2"/>
      <text:p text:style-name="P2"/>
      <text:p text:style-name="P13"><text:span text:style-name="T23">Esta instrucción d</text:span>ev<text:span text:style-name="T23">o</text:span>lve<text:span text:style-name="T23">ría</text:span> opcionalmente un valor INT <text:s/><text:span text:style-name="T23">(1 ó 2)</text:span>.<text:span text:style-name="T23">Aquí da erroer pues para funcionar</text:span></text:p>
      <text:p text:style-name="P39">ha de estar metida en un procedimiento o funcion. </text:p>
      <text:p text:style-name="P2"><text:tab/>IF ((SELECT stock FROM Productos WHERE IDProducto = 10) &gt;= 10)</text:p>
      <text:p text:style-name="P2"><text:tab/><text:tab/>RETURN 1</text:p>
      <text:p text:style-name="P2"><text:tab/>ELSE</text:p>
      <text:p text:style-name="P2"><text:tab/><text:tab/>RETURN 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7T19:58:40.065000000</dc:date>
    <meta:editing-duration>PT1H26M58S</meta:editing-duration>
    <meta:editing-cycles>23</meta:editing-cycles>
    <meta:generator>LibreOffice/7.2.5.2$Windows_X86_64 LibreOffice_project/499f9727c189e6ef3471021d6132d4c694f357e5</meta:generator>
    <meta:document-statistic meta:table-count="0" meta:image-count="0" meta:object-count="0" meta:page-count="7" meta:paragraph-count="239" meta:word-count="1598" meta:character-count="9850" meta:non-whitespace-character-count="8303"/>
  </office:meta>
</office:document-meta>
</file>